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MingLiU" svg:font-family="MingLiU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新宋体" svg:font-family="新宋体" style:font-family-generic="modern"/>
    <style:font-face style:name="Times New Roman1" svg:font-family="'Times New Roman'" style:font-family-generic="roman"/>
    <style:font-face style:name="Tahoma" svg:font-family="Tahoma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.0598in"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margin-top="0in" fo:margin-bottom="0.0598in" fo:text-align="end" style:justify-single-word="false"/>
    </style:style>
    <style:style style:name="P3" style:family="paragraph" style:parent-style-name="Header_20_left">
      <style:paragraph-properties fo:margin-top="0in" fo:margin-bottom="0.0598in"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_20_left">
      <style:paragraph-properties fo:margin-top="0in" fo:margin-bottom="0.0598in" fo:text-align="start" style:justify-single-word="false"/>
    </style:style>
    <style:style style:name="P5" style:family="paragraph" style:parent-style-name="Standard">
      <style:paragraph-properties fo:margin-top="0in" fo:margin-bottom="0.0598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0598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8" style:family="paragraph" style:parent-style-name="First_20_line_20_indent">
      <style:paragraph-properties fo:break-before="page"/>
    </style:style>
    <style:style style:name="P9" style:family="paragraph" style:parent-style-name="First_20_line_20_indent">
      <style:text-properties fo:font-size="14pt" fo:font-style="italic" style:font-size-asian="14pt" style:font-style-asian="italic" style:font-size-complex="14pt" style:font-style-complex="italic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>
        <style:tab-stops>
          <style:tab-stop style:position="0in"/>
        </style:tab-stops>
      </style:paragraph-properties>
    </style:style>
    <style:style style:name="P13" style:family="paragraph" style:parent-style-name="First_20_line_20_indent">
      <style:text-properties fo:font-size="14pt" style:font-name-asian="Times New Roman1" style:font-size-asian="14pt" style:font-name-complex="Times New Roman1" style:font-size-complex="14pt"/>
    </style:style>
    <style:style style:name="P14" style:family="paragraph" style:parent-style-name="First_20_line_20_indent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fo:color="#000000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style="italic" style:font-name-asian="Times New Roman1" style:font-style-asian="italic" style:font-name-complex="Times New Roman1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p text:style-name="First_20_line_20_indent"/>
      <text:p text:style-name="P8"/>
      <text:h text:style-name="P12" text:outline-level="1">Afterword</text:h>
      <text:p text:style-name="P7"><text:span text:style-name="T4">By 2009, my sons had seen my favorite Christmas shows too many times. So that year, I watched the shows alone and I trimmed the Christmas tree alone. Feeling a little down, I read </text:span><text:span text:style-name="T5">A Christmas Carol</text:span><text:span text:style-name="T4">, which cheered me up. </text:span></text:p>
      <text:p text:style-name="First_20_line_20_indent"><text:span text:style-name="T4">Published in 1843, I had difficultly reading the original. For fun, and as exercise to learn from a master, I updated the story.</text:span><text:span text:style-name="T2"> Where Dickens wrote of early English traditions, I wrote of Canadian-American traditions which includes Christmas trees, Santa Claus, and Charlie Brown's Christmas</text:span><text:span text:style-name="T4">.</text:span></text:p>
      <text:p text:style-name="P13"/>
      <text:p text:style-name="P9">Have a Merry Christmas!</text:p>
      <text:p text:style-name="P9">Stacy David</text:p>
      <text:h text:style-name="P11" text:outline-level="1">References</text:h>
      <text:p text:style-name="P6"><text:span text:style-name="T2">Books: </text:span><text:span text:style-name="T3">A Christmas Carol</text:span><text:span text:style-name="T2"> (1843) by Charles Dickens, <text:s/></text:span><text:span text:style-name="T3">The Fall of the House of Usher</text:span><text:span text:style-name="T2"> (1840) by Edgar Allen Poe, </text:span><text:span text:style-name="T3">The Bible</text:span></text:p>
      <text:p text:style-name="P6"><text:span text:style-name="T2">Movies: </text:span><text:span text:style-name="T3">The Family Man</text:span><text:span text:style-name="T2"> (2002) with Nicolas Cage and Téa Leoni, </text:span><text:span text:style-name="T3">The Santa Clause</text:span><text:span text:style-name="T2"> (1994) with Tim Allen, </text:span><text:span text:style-name="T3">Scrooged</text:span><text:span text:style-name="T2"> (1988) with Bill Murray</text:span></text:p>
      <text:p text:style-name="P6"><text:span text:style-name="T2">Shows: </text:span><text:span text:style-name="T3">The Little Drummer Boy</text:span><text:span text:style-name="T2"> (1968), </text:span><text:span text:style-name="T3">The Grinch that Stole Christmas</text:span><text:span text:style-name="T2"> (1966), </text:span><text:span text:style-name="T3">A Charlie Brown Christmas</text:span><text:span text:style-name="T2"> by Charles M. Schulz, copyright © 1965 by United Features Syndicate, In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MingLiU" svg:font-family="MingLiU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新宋体" svg:font-family="新宋体" style:font-family-generic="modern"/>
    <style:font-face style:name="Times New Roman1" svg:font-family="'Times New Roman'" style:font-family-generic="roman"/>
    <style:font-face style:name="Tahoma" svg:font-family="Tahoma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98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4pt" fo:language="en" fo:country="US" style:letter-kerning="true" style:font-name-asian="MingLiU" style:font-size-asian="13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List" style:family="paragraph" style:parent-style-name="Text_20_body" style:class="list">
      <style:text-properties style:font-name-asian="MingLiU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MingLiU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MingLiU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5in" fo:margin-bottom="1in" fo:text-align="center" style:justify-single-word="false" fo:text-indent="0in" style:auto-text-indent="false" fo:background-color="transparent">
        <style:background-image/>
      </style:paragraph-properties>
      <style:text-properties style:font-name="Palatino Linotype" fo:font-size="22pt" fo:font-weight="bold" style:font-size-asian="22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598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Default_20_with_20_line_20_indent" style:display-name="Default with line indent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xample" style:family="text">
      <style:text-properties style:font-name="Courier New" style:font-name-asian="新宋体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598in"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_20_left">
      <style:paragraph-properties fo:margin-top="0in" fo:margin-bottom="0.0598in" fo:text-align="start" style:justify-single-word="false"/>
      <style:text-properties fo:font-weight="bold" style:font-weight-asian="bold" style:font-weight-complex="bold"/>
    </style:style>
    <style:style style:name="MP3" style:family="paragraph" style:parent-style-name="Header_20_left">
      <style:paragraph-properties fo:margin-top="0in" fo:margin-bottom="0.0598in" fo:text-align="start" style:justify-single-word="false"/>
    </style:style>
    <style:style style:name="MP4" style:family="paragraph" style:parent-style-name="Standard">
      <style:paragraph-properties fo:margin-top="0in" fo:margin-bottom="0.0598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MP5" style:family="paragraph" style:parent-style-name="Header">
      <style:paragraph-properties fo:margin-top="0in" fo:margin-bottom="0.0598in"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 style:page-usage="mirrored">
      <style:page-layout-properties fo:page-width="6in" fo:page-height="9in" style:num-format="1" style:print-orientation="portrait" fo:margin-top="0.5in" fo:margin-bottom="0.6in" fo:margin-left="0.9in" fo:margin-right="0.6in" fo:background-color="#ffffff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80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75in" fo:margin-left="0in" fo:margin-right="0in" fo:margin-bottom="0.3689in" style:dynamic-spacing="true"/>
      </style:header-style>
      <style:footer-style/>
    </style:page-layout>
    <style:page-layout style:name="Mpm2" style:page-usage="mirrored">
      <style:page-layout-properties fo:page-width="5.5in" fo:page-height="8.5in" style:num-format="1" style:print-orientation="portrait" fo:margin-top="0.9075in" fo:margin-bottom="0.539in" fo:margin-left="0.8in" fo:margin-right="0.4799in" fo:background-color="#ffffff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80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 style:page-usage="mirrored">
      <style:page-layout-properties fo:page-width="5.5in" fo:page-height="8.5in" style:num-format="1" style:print-orientation="portrait" fo:margin-top="0.5in" fo:margin-bottom="0.5in" fo:margin-left="0.8in" fo:margin-right="0.4799in" fo:background-color="#ffffff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80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75in" fo:margin-left="0in" fo:margin-right="0in" fo:margin-bottom="0.3689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 style:next-style-name="Next_20_convert_20_1">
      <style:header>
        <text:p text:style-name="MP3"><text:span text:style-name="MT1"><text:page-number text:select-page="current"/></text:span><text:span text:style-name="MT1"> / The First of the Three Spirits</text:span></text:p>
      </style:header>
      <style:footer>
        <text:p text:style-name="MP4"/>
      </style:footer>
    </style:master-page>
    <style:master-page style:name="Next_20_convert_20_1" style:display-name="Next convert 1" style:page-layout-name="Mpm3">
      <style:header>
        <text:p text:style-name="MP5"><text:span text:style-name="MT1"><text:s/></text:span><text:span text:style-name="MT1"><text:title>Scrooge, American Style</text:title></text:span><text:span text:style-name="MT1"> / </text:span><text:span text:style-name="MT1"><text:page-number text:select-page="current"/></text:span></text:p>
      </style:header>
      <style:header-left>
        <text:p text:style-name="MP3"><text:span text:style-name="MT1"><text:page-number text:select-page="current"/></text:span><text:span text:style-name="MT1"> / The First of the Three Spirits</text:span></text:p>
      </style:header-left>
      <style:footer>
        <text:p text:style-name="MP4"/>
      </style:footer>
      <style:footer-left>
        <text:p text:style-name="MP4"/>
      </style:footer-left>
    </style:master-page>
    <style:master-page style:name="Convert_20_2" style:display-name="Convert 2" style:page-layout-name="Mpm3" style:next-style-name="Next_20_convert_20_2">
      <style:header>
        <text:p text:style-name="MP5"><text:span text:style-name="MT1"><text:s/></text:span><text:span text:style-name="MT1"><text:title>Scrooge, American Style</text:title></text:span><text:span text:style-name="MT1"> / </text:span><text:span text:style-name="MT1"><text:page-number text:select-page="current"/></text:span></text:p>
      </style:header>
      <style:footer>
        <text:p text:style-name="MP4"/>
      </style:footer>
    </style:master-page>
    <style:master-page style:name="Next_20_convert_20_2" style:display-name="Next convert 2" style:page-layout-name="Mpm3">
      <style:header>
        <text:p text:style-name="MP5"><text:span text:style-name="MT1"><text:s/></text:span><text:span text:style-name="MT1"><text:title>Scrooge, American Style</text:title></text:span><text:span text:style-name="MT1"> / </text:span><text:span text:style-name="MT1"><text:page-number text:select-page="current"/></text:span></text:p>
      </style:header>
      <style:header-left>
        <text:p text:style-name="MP3"><text:span text:style-name="MT1"><text:page-number text:select-page="current"/></text:span><text:span text:style-name="MT1"> / </text:span><text:span text:style-name="MT1"><text:chapter text:display="name" text:outline-level="1"/></text:span></text:p>
      </style:header-left>
      <style:footer>
        <text:p text:style-name="MP4"/>
      </style:footer>
      <style:footer-left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crooge, American Style</dc:title>
    <meta:initial-creator>Stacy David Thurston</meta:initial-creator>
    <meta:creation-date>2008-06-07T00:13:19</meta:creation-date>
    <dc:date>2019-08-18T11:29:57</dc:date>
    <meta:print-date>2009-01-12T14:38:00</meta:print-date>
    <meta:editing-cycles>935</meta:editing-cycles>
    <meta:editing-duration>P6DT5H31M34S</meta:editing-duration>
    <meta:generator>OpenOffice/4.1.3$Unix OpenOffice.org_project/413m1$Build-9783</meta:generator>
    <dc:creator>Stacy David</dc:creator>
    <meta:document-statistic meta:table-count="0" meta:image-count="0" meta:object-count="0" meta:page-count="4" meta:paragraph-count="15" meta:word-count="194" meta:character-count="1155"/>
    <meta:user-defined meta:name="Info 1"/>
    <meta:user-defined meta:name="Info 2"/>
    <meta:user-defined meta:name="Info 3"/>
    <meta:user-defined meta:name="Info 4"/>
  </office:meta>
</office:document-meta>
</file>